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font-weight="bold" style:font-weight-asian="bold" style:font-weight-complex="bold"/>
    </style:style>
    <style:style style:name="P3" style:family="paragraph" style:parent-style-name="Standard" style:master-page-name="Standard">
      <style:paragraph-properties style:page-number="auto" fo:break-before="auto" fo:break-after="auto" style:writing-mode="lr-tb"/>
    </style:style>
    <style:style style:name="P4" style:family="paragraph" style:parent-style-name="Standard" style:list-style-name="LS1">
      <style:paragraph-properties fo:margin-top="0in" fo:margin-bottom="0in" style:contextual-spacing="false" fo:break-before="auto" fo:break-after="auto" style:writing-mode="lr-tb"/>
    </style:style>
    <style:style style:name="P5" style:family="paragraph" style:parent-style-name="Standard" style:list-style-name="LS1">
      <style:paragraph-properties fo:margin-top="0in" fo:margin-bottom="0in" style:contextual-spacing="false" style:writing-mode="lr-tb"/>
      <style:text-properties officeooo:paragraph-rsid="0016a8f5"/>
    </style:style>
    <style:style style:name="T1" style:family="text">
      <style:text-properties fo:font-weight="bold" style:font-weight-asian="bold" style:font-weight-complex="bold"/>
    </style:style>
    <style:style style:name="T2" style:family="text">
      <style:text-properties officeooo:rsid="000dd91a"/>
    </style:style>
    <style:style style:name="T3" style:family="text">
      <style:text-properties officeooo:rsid="000ec7e9"/>
    </style:style>
    <style:style style:name="T4" style:family="text">
      <style:text-properties officeooo:rsid="000f9142"/>
    </style:style>
    <style:style style:name="T5" style:family="text">
      <style:text-properties officeooo:rsid="001179ce"/>
    </style:style>
    <style:style style:name="T6" style:family="text">
      <style:text-properties officeooo:rsid="0012eeac"/>
    </style:style>
    <style:style style:name="T7" style:family="text">
      <style:text-properties officeooo:rsid="0013c01e"/>
    </style:style>
    <style:style style:name="T8" style:family="text">
      <style:text-properties officeooo:rsid="001446dc"/>
    </style:style>
    <style:style style:name="T9" style:family="text">
      <style:text-properties officeooo:rsid="0016a8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ss-epub-archiver</text:p>
      <text:p text:style-name="P1"/>
      <text:p text:style-name="P1">Alpha release. October 1 2012.</text:p>
      <text:p text:style-name="P1"/>
      <text:p text:style-name="P1">This utility abstracts the ebook-convert utility included with the Calibre ebook conversion <text:span text:style-name="T2">application</text:span>. This alpha release runs in a shell in a single thread. It takes two arguments, the URL of the feed to convert and the title of the ebook.</text:p>
      <text:p text:style-name="P1"/>
      <text:p text:style-name="P1">It depends on Python 2.7.2 and Calibre 0.8.70. There are no python modules imported outside of the core, so it should run on any system that can fulfill these two dependencies. It was written on MacOS X 10.8 and tested on Debian GNU/Linux “Wheezy” and Ubuntu 12.<text:span text:style-name="T3">04 LTS “Precise”</text:span>. It runs without a GUI, despite the majority of Calibre’s functionality being wrapped up in one.</text:p>
      <text:p text:style-name="P1"/>
      <text:p text:style-name="P1">The utility is composed of two files: <text:s/>a recipe class and a command line executable.</text:p>
      <text:p text:style-name="P1"/>
      <text:p text:style-name="P1"><text:span text:style-name="T1">The</text:span><text:span text:style-name="T1"> </text:span><text:span text:style-name="T1">recipe</text:span><text:span text:style-name="T1"> </text:span><text:span text:style-name="T1">class</text:span><text:span text:style-name="T1">:</text:span></text:p>
      <text:p text:style-name="P1"/>
      <text:p text:style-name="P1">This class is a code generator. Calibre requires each news feed conversion <text:span text:style-name="T4">job</text:span> to be defined as a python class with a small set of required attributes. There are hundreds of optional attributes and a complete Domain Specific Language which can be used in this class, though I’ve stuck to the defaults for this release. Each instance of the class writes a file to /tmp with executable python code in it.</text:p>
      <text:p text:style-name="P1"/>
      <text:p text:style-name="P1"><text:span text:style-name="T1">The</text:span><text:span text:style-name="T1"> </text:span><text:span text:style-name="T1">command</text:span><text:span text:style-name="T1"> </text:span><text:span text:style-name="T1">line</text:span><text:span text:style-name="T1"> </text:span><text:span text:style-name="T1">executable</text:span><text:span text:style-name="T1">:</text:span></text:p>
      <text:p text:style-name="P2"/>
      <text:p text:style-name="P1">This script takes two required arguments, the URL of the feed and the title of the ebook to be generated. When run it will download the last 5 years of articles from the URL and create an ebook in the EPUB format with all text and pictures of the original <text:span text:style-name="T5">document</text:span>. It writes the file to /tmp/ebooks/ though future releases will make this directory a user preference.</text:p>
      <text:p text:style-name="P1"/>
      <text:p text:style-name="P1">The script writes verbose logging to stdout. If run via cron the sysadmin should ensure this output <text:span text:style-name="T6">is</text:span> written to a log file to diagnose problems.</text:p>
      <text:p text:style-name="P1"/>
      <text:p text:style-name="P1">The script writes the Calibre recipe class file to /tmp/conversion_recipe_00000.recipe where 00000 is a random 5 digit string. These class files are not cleaned up, so the sysadmin should take care to delete all .recipe files once the ebooks are successfully converted and copied off the server.</text:p>
      <text:p text:style-name="P1"/>
      <text:p text:style-name="P1">The utility accepts arguments in ASCII. IT IS NOT UTF-8 SAFE for neither titles nor URLs! This is a high priority but was not possible in the two week development schedule.</text:p>
      <text:p text:style-name="P1"/>
      <text:p text:style-name="P1"><text:span text:style-name="T1">Future</text:span><text:span text:style-name="T1"> </text:span><text:span text:style-name="T1">developments</text:span><text:span text:style-name="T1">:</text:span></text:p>
      <text:p text:style-name="P1"/>
      <text:list xml:id="list19175044341" text:style-name="LS1">
        <text:list-item>
          <text:p text:style-name="P4">UTF-8 text as user input.</text:p>
        </text:list-item>
        <text:list-item>
          <text:p text:style-name="P4">Move all functions in the executable into the <text:span text:style-name="T7">recipe </text:span>class so the utility can be multi-threaded.</text:p>
        </text:list-item>
        <text:list-item>
          <text:p text:style-name="P4"><text:soft-page-break/>Add smart user arguments: <text:span text:style-name="T7">--title and --url</text:span></text:p>
        </text:list-item>
        <text:list-item>
          <text:p text:style-name="P4">Allow <text:span text:style-name="T8">epub output </text:span>director<text:span text:style-name="T8">y</text:span> to be configured by the user</text:p>
        </text:list-item>
        <text:list-item>
          <text:p text:style-name="P4">Create a configuration format in JSON to do batch conversion in a single run</text:p>
        </text:list-item>
        <text:list-item>
          <text:p text:style-name="P4">Build a web application front end</text:p>
        </text:list-item>
        <text:list-item>
          <text:p text:style-name="P5"><text:span text:style-name="T9">Build a pubsub engine for the web app to do async conversion I/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e29a214-2bbed72-0621de6-a97528c-8f066d</meta:generator>
    <dc:title/>
    <meta:initial-creator/>
    <meta:editing-cycles>12</meta:editing-cycles>
    <dc:date>2012-10-01T00:49:57</dc:date>
    <meta:editing-duration>PT5M34S</meta:editing-duration>
    <meta:document-statistic meta:table-count="0" meta:image-count="0" meta:object-count="0" meta:page-count="2" meta:paragraph-count="20" meta:word-count="458" meta:character-count="2602" meta:non-whitespace-character-count="2172"/>
  </office:meta>
</office:document-meta>
</file>